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微软雅黑" svg:font-family="微软雅黑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fo:font-weight="bold" style:font-name-asian="微软雅黑" style:font-size-asian="24pt" style:language-asian="zh" style:country-asian="CN" style:font-weight-asian="bold" style:font-size-complex="2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8.25pt" fo:font-weight="normal" style:font-name-asian="微软雅黑" style:font-size-asian="16pt" style:language-asian="zh" style:country-asian="CN" style:font-weight-asian="normal" style:font-size-complex="18.25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8.25pt" fo:font-weight="normal" officeooo:rsid="0016201a" officeooo:paragraph-rsid="0016201a" style:font-name-asian="微软雅黑" style:font-size-asian="16pt" style:language-asian="zh" style:country-asian="CN" style:font-weight-asian="normal" style:font-size-complex="18.25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8.25pt" fo:font-weight="normal" officeooo:rsid="00166a08" officeooo:paragraph-rsid="00166a08" style:font-name-asian="微软雅黑" style:font-size-asian="16pt" style:language-asian="zh" style:country-asian="CN" style:font-weight-asian="normal" style:font-size-complex="18.25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8.25pt" fo:font-weight="normal" officeooo:rsid="00166a08" officeooo:paragraph-rsid="00168e7b" style:font-name-asian="微软雅黑" style:font-size-asian="16pt" style:language-asian="zh" style:country-asian="CN" style:font-weight-asian="normal" style:font-size-complex="18.25pt" style:font-weight-complex="normal"/>
    </style:style>
    <style:style style:name="T1" style:family="text">
      <style:text-properties fo:font-size="16pt" style:font-size-asian="14pt" style:font-size-complex="16pt"/>
    </style:style>
    <style:style style:name="T2" style:family="text">
      <style:text-properties fo:font-size="16pt" officeooo:rsid="0016201a" style:font-size-asian="14pt" style:font-size-complex="16pt"/>
    </style:style>
    <style:style style:name="T3" style:family="text">
      <style:text-properties fo:font-size="16pt" fo:language="en" fo:country="US" style:font-size-asian="14pt" style:font-size-complex="16pt"/>
    </style:style>
    <style:style style:name="T4" style:family="text">
      <style:text-properties fo:font-size="16pt" fo:language="en" fo:country="US" officeooo:rsid="0016201a" style:font-size-asian="14pt" style:font-size-complex="16pt"/>
    </style:style>
    <style:style style:name="T5" style:family="text">
      <style:text-properties fo:font-size="16pt" fo:language="en" fo:country="US" officeooo:rsid="00166a08" style:font-size-asian="14pt" style:font-size-complex="16pt"/>
    </style:style>
    <style:style style:name="T6" style:family="text">
      <style:text-properties fo:font-size="16pt" fo:language="en" fo:country="US" officeooo:rsid="00168e7b" style:font-size-asian="14pt" style:font-size-complex="16pt"/>
    </style:style>
    <style:style style:name="T7" style:family="text">
      <style:text-properties fo:font-size="16pt" fo:language="en" fo:country="US" officeooo:rsid="0016fc3a" style:font-size-asian="14pt" style:font-size-complex="16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文档说明</text:p>
      <text:p text:style-name="P1"/>
      <text:p text:style-name="P2"><text:s text:c="6"/><text:span text:style-name="T1">dim库的引入方式，在html中使用</text:span><text:span text:style-name="T2">&lt;script&gt;&lt;/script&gt;</text:span><text:span text:style-name="T4">指定src即可，或者使用Javascript导入。</text:span></text:p>
      <text:p text:style-name="P2"><text:span text:style-name="T4"><text:s text:c="7"/>核心说明：</text:span></text:p>
      <text:p text:style-name="P3"><text:span text:style-name="T3"><text:s text:c="7"/>1.dim的核心对象是dim对象，可以通过new方式获得，但是不建议在一个网页中使用复数个dim对象，这是为了避免空间污染。</text:span></text:p>
      <text:p text:style-name="P3"><text:span text:style-name="T3"><text:s text:c="7"/>2.dim提供了快速获取dom对象的方法，例如dim('#search')即可快速获得id为search的对象，对象返回以数组的方式。比如dim('.class')返回的是class含有”class“的所有dom对象生成的数组。dom接收一个参数，为css的选择器，参见css3选择器内容。</text:span></text:p>
      <text:p text:style-name="P3"><text:span text:style-name="T3"><text:s text:c="7"/>3.dim提供扩展功能，dim把扩展的每个”部分“称为”组件“。dim提供了一个component属性，这个属性是一个数组，里面存放了组件的所有信息。一个扩展的组件，必须具有两个信息，格式如下：</text:span></text:p>
      <text:p text:style-name="P3"><text:span text:style-name="T3"><text:s text:c="3"/>{</text:span></text:p>
      <text:p text:style-name="P3"><text:span text:style-name="T3"><text:s text:c="10"/>tag: name，</text:span></text:p>
      <text:p text:style-name="P3"><text:span text:style-name="T3"><text:s text:c="10"/>component： instance，</text:span></text:p>
      <text:p text:style-name="P3"><text:span text:style-name="T3"><text:s text:c="10"/>properties： {}</text:span></text:p>
      <text:p text:style-name="P3"><text:span text:style-name="T3"><text:s text:c="4"/>}</text:span></text:p>
      <text:p text:style-name="P3"><text:span text:style-name="T3">其中，tag和component是必须的，tag在整个dim中只能存在一个，不能重名，properties可以为空，但是必须提供一个空对象{}。tag用于定位component，一旦加载这个对象之后，即可通过dim.</text:span><text:span text:style-name="T5">tag来访问该对象，其中tag为一传入的具体name。component为组件的一个实例对象，必须传递，否则组件无法工作。其三是properties，用于扩展dim.tag.XXX，其中的XXX就是在properties中定义的具体对象，可以为空。</text:span></text:p>
      <text:p text:style-name="P3"><text:span text:style-name="T5"><text:s/>dim.component提供了多种方法扩展对象，包括但不限于，add(), replace(), remove等。这些扩展方法仅仅用于把component加载入内存，但是不会对dim进行扩展，也就是说调用了add等这些方法之后，dim.tag依旧不存在，访问会出错，必提交才能生效。</text:span></text:p>
      <text:p text:style-name="P3"><text:soft-page-break/><text:span text:style-name="T5">就好比该组件被存放起来了，要加载进来必须调用dim.component.submit(tag)来扩展，之后才会出现你想要的组件。</text:span></text:p>
      <text:p text:style-name="P3"><text:span text:style-name="T5">3.dim为了不影响全局变量，所用的组件存在的命名空间都在dim.namespace下面，扩展的对象方法也应该放在这个命名空间下面，但是却不是绝对的。</text:span></text:p>
      <text:p text:style-name="P4"><text:span text:style-name="T5"/></text:p>
      <text:p text:style-name="P4"><text:span text:style-name="T3">。。。。。未完</text:span></text:p>
      <text:p text:style-name="P4"><text:span text:style-name="T3"/></text:p>
      <text:p text:style-name="P4"><text:span text:style-name="T3"/></text:p>
      <text:p text:style-name="P4"><text:span text:style-name="T3">重要组件：</text:span></text:p>
      <text:p text:style-name="P4"><text:span text:style-name="T3"><text:s/>1.ajax组件：</text:span></text:p>
      <text:p text:style-name="P4"><text:span text:style-name="T3"><text:s text:c="4"/>dim为ajax提供了一系列方法，来进行ajax操作。dim.ajax封装了大量方法，兼容绝大部分浏览器。</text:span></text:p>
      <text:p text:style-name="P4"><text:span text:style-name="T3"><text:s text:c="4"/>Dim.ajax支持链式操作。</text:span></text:p>
      <text:p text:style-name="P4"><text:span text:style-name="T3"><text:s text:c="4"/>dim的ajax组件使用方法如下：<text:line-break/> <text:s text:c="3"/>譬如，现在我们有信息需要回传到www.test.com/upload.php中</text:span></text:p>
      <text:p text:style-name="P4"><text:span text:style-name="T3"><text:s text:c="4"/>首先，我们得使用dim对象设置参数，包括method(post或者get)，url（也就是这里的www.test.com/upload.php），async是否异步，delay是否延迟提交，whenXXX当XXX事件发生时（例如whenSuccess(),whenError(),whenComplete()等）。其中，whenSuccess和whenError分别表示接收服务器回传的信息成功和失败，whenComplete则无论失败成功，只有接收服务器的信息结束（可能失败，也可能成功）就会启用。</text:span></text:p>
      <text:p text:style-name="P4"><text:span text:style-name="T3">whenXXX接受一个参数，是一个函数，whenSuccess（function（data）{XXX}）,whenError(function(xhr) {XXX}),whenComplete(function(</text:span><text:span text:style-name="T6">data, status</text:span><text:span text:style-name="T3">){}),以上的英文分别表示：data数据，服务器回传的数据，xhr为XMLHttpRequest实例，如果不理解可以忽略，status状态，包括</text:span><text:span text:style-name="T6">'</text:span><text:span text:style-name="T3">success</text:span><text:span text:style-name="T6">'</text:span><text:span text:style-name="T3">和</text:span><text:span text:style-name="T6">'</text:span><text:span text:style-name="T3">error</text:span><text:span text:style-name="T6">'</text:span><text:span text:style-name="T3">两种状态，均为字符串。</text:span></text:p>
      <text:p text:style-name="P4"><text:span text:style-name="T3">现在，给出实现以上功能的代码：</text:span></text:p>
      <text:p text:style-name="P5"><text:span text:style-name="T3"><text:s text:c="3"/></text:span></text:p>
      <text:p text:style-name="P5"><text:span text:style-name="T3"/></text:p>
      <text:p text:style-name="P5"><text:span text:style-name="T3"/></text:p>
      <text:p text:style-name="P5"><text:span text:style-name="T3"><text:s/></text:span><text:soft-page-break/><text:span text:style-name="T3">dim.</text:span><text:span text:style-name="T6">ajax.setMethod(“POST”).setAsync(true).setUrl(“</text:span><text:a xlink:type="simple" xlink:href="http://www.test.com/upload.php" text:style-name="Internet_20_link" text:visited-style-name="Visited_20_Internet_20_Link"><text:span text:style-name="T3">www.test.com/upload.php</text:span></text:a><text:span text:style-name="T6">”).whenSuccess(function(data) {</text:span></text:p>
      <text:p text:style-name="P5"><text:span text:style-name="T6"><text:s text:c="7"/>document.write(data);</text:span></text:p>
      <text:p text:style-name="P5"><text:span text:style-name="T6">}).</text:span><text:span text:style-name="T7">start();</text:span></text:p>
      <text:p text:style-name="P5"><text:span text:style-name="T7">以上即可实现功能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微软雅黑" svg:font-family="微软雅黑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6M20S</meta:editing-duration>
    <meta:editing-cycles>6</meta:editing-cycles>
    <meta:generator>LibreOffice/4.4.1.2$Windows_x86 LibreOffice_project/45e2de17089c24a1fa810c8f975a7171ba4cd432</meta:generator>
    <dc:date>2016-11-24T22:54:23.136000000</dc:date>
    <meta:document-statistic meta:table-count="0" meta:image-count="0" meta:object-count="0" meta:page-count="3" meta:paragraph-count="29" meta:word-count="939" meta:character-count="1810" meta:non-whitespace-character-count="1697"/>
    <meta:user-defined meta:name="Info 1"/>
    <meta:user-defined meta:name="Info 2"/>
    <meta:user-defined meta:name="Info 3"/>
    <meta:user-defined meta:name="Info 4"/>
  </office:meta>
</office:document-meta>
</file>